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" style:family="paragraph" style:parent-style-name="Standard">
      <style:paragraph-properties fo:line-height="115%"/>
      <style:text-properties fo:font-size="11pt" fo:font-weight="bold" officeooo:rsid="000d6208" officeooo:paragraph-rsid="000d6208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.3937in" fo:margin-right="0in" fo:line-height="115%" fo:text-indent="-0.3937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.3937in" fo:margin-right="0in" fo:line-height="115%" fo:text-indent="-0.3937in" style:auto-text-indent="false"/>
    </style:style>
    <style:style style:name="P5" style:family="paragraph" style:parent-style-name="Standard">
      <style:paragraph-properties fo:margin-left="0.3937in" fo:margin-right="0in" fo:line-height="115%" fo:text-indent="-0.3937in" style:auto-text-indent="false">
        <style:tab-stops/>
      </style:paragraph-properties>
      <style:text-properties officeooo:paragraph-rsid="000ef5c5"/>
    </style:style>
    <style:style style:name="P6" style:family="paragraph" style:parent-style-name="Standard">
      <style:paragraph-properties fo:margin-left="0.3937in" fo:margin-right="0in" fo:line-height="115%" fo:text-indent="-0.3937in" style:auto-text-indent="false">
        <style:tab-stops/>
      </style:paragraph-properties>
      <style:text-properties officeooo:paragraph-rsid="000fd163"/>
    </style:style>
    <style:style style:name="P7" style:family="paragraph" style:parent-style-name="Standard">
      <style:paragraph-properties fo:margin-left="0.3937in" fo:margin-right="0in" fo:line-height="115%" fo:text-indent="-0.3937in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ize-complex="11pt"/>
    </style:style>
    <style:style style:name="T4" style:family="text">
      <style:text-properties officeooo:rsid="000ef5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phie</text:p>
      <text:p text:style-name="P1"/>
      <text:p text:style-name="P5"><text:span text:style-name="T2">Bartalesi, Valentina, Carlo Meghini, Daniele Metilli, Mirko Tavoni, and Paola Andriani. 2018. “A Web Application for Exploring Primary Sources: The DanteSources Case Study.” </text:span><text:span text:style-name="T3">Digital Scholarship in the Humanities</text:span><text:span text:style-name="T2"> 33 (4): 705–23. </text:span><text:a xlink:type="simple" xlink:href="https://doi.org/10.1093/llc/fqy002" text:style-name="Internet_20_link" text:visited-style-name="Visited_20_Internet_20_Link"><text:span text:style-name="T2">https://doi.org/10.1093/llc/fqy002</text:span></text:a><text:span text:style-name="T2">.</text:span></text:p>
      <text:p text:style-name="P5">Barzaghi, Sebastian, Monica Palmirani, and Silvio Peroni. 2020. “Development of an Ontology for Modelling Medieval Manuscripts: The Case of Progetto IRNERIO.” <text:span text:style-name="T1">Umanistica Digitale</text:span> 9: 117–40. <text:a xlink:type="simple" xlink:href="https://doi.org/10.6092/issn.2532-8816/11187" text:style-name="Internet_20_link" text:visited-style-name="Visited_20_Internet_20_Link">https://doi.org/10.6092/issn.2532-8816/11187</text:a>.</text:p>
      <text:p text:style-name="P5">Bleier, Roman, Martina Bürgermeister, Helmut W. Klug, Frederike Neuber, and Gerlinde Schneider, eds. 2018. <text:span text:style-name="T1">Digital Scholarly Editions as Interfaces</text:span>. Norderstedt: BoD.</text:p>
      <text:p text:style-name="P5">Bludau, M.-J., V. Brüggemann, A. Busch, and M. Dörk. 2020. “Reading Traces: Scalable Exploration in Elastic Visualizations of Cultural Heritage Data.” <text:span text:style-name="T1">Computer Graphics Forum</text:span> 39 (3): 77–87. <text:a xlink:type="simple" xlink:href="https://doi.org/10.1111/cgf.13964" text:style-name="Internet_20_link" text:visited-style-name="Visited_20_Internet_20_Link">https://doi.org/10.1111/cgf.13964</text:a>.</text:p>
      <text:p text:style-name="P5">Broyles, Paul A. 2020. “Digital Editions and Version Numbering.” <text:span text:style-name="T1">Digital Humanities Quarterly</text:span> 014 (2).</text:p>
      <text:p text:style-name="P5">Bürgermeister, Martina. 2020. “An  Empirical Study of  Versioning in  Digital Scholarly Editions.” Presented at the AIUCD 2020 - La svolta inevitabile: sfide e prospettive per l’Informatica Umanistica. <text:a xlink:type="simple" xlink:href="https://convegni.unicatt.it/aiucd-Buergermeister.pdf" text:style-name="Internet_20_link" text:visited-style-name="Visited_20_Internet_20_Link">https://convegni.unicatt.it/aiucd-Buergermeister.pdf</text:a>.</text:p>
      <text:p text:style-name="P5">Camps, Jean-Baptiste. 2018. “Où va la philologie numérique ?” <text:span text:style-name="T1">LHT Fabula</text:span>. <text:a xlink:type="simple" xlink:href="https://www.fabula.org:443/lht/20/camps.html" text:style-name="Internet_20_link" text:visited-style-name="Visited_20_Internet_20_Link">https://www.fabula.org:443/lht/20/camps.html</text:a>.</text:p>
      <text:p text:style-name="P5">Dillen, Wout, and Vincent Neyt. 2016. “Digital Scholarly Editing within the Boundaries of Copyright Restrictions.” <text:span text:style-name="T1">Digital Scholarship in the Humanities</text:span> 31 (4): 785–96. <text:a xlink:type="simple" xlink:href="https://doi.org/10.1093/llc/fqw011" text:style-name="Internet_20_link" text:visited-style-name="Visited_20_Internet_20_Link">https://doi.org/10.1093/llc/fqw011</text:a>.</text:p>
      <text:p text:style-name="P5">Dumont, Stefan. 2016. “CorrespSearch – Connecting Scholarly Editions of Letters.” <text:span text:style-name="T1">Journal of the Text Encoding Initiative</text:span>, no. Issue 10. <text:a xlink:type="simple" xlink:href="https://doi.org/10.4000/jtei.1742" text:style-name="Internet_20_link" text:visited-style-name="Visited_20_Internet_20_Link">https://doi.org/10.4000/jtei.1742</text:a>.</text:p>
      <text:p text:style-name="P5">Losada Palenzuela, José Luis. 2021. “Digital Editions with TEI.” In <text:span text:style-name="T1">Humanistyka Cyfrowa Dla Przyszłości</text:span>. <text:a xlink:type="simple" xlink:href="http://phc.uni.wroc.pl/interreg/w/losada/" text:style-name="Internet_20_link" text:visited-style-name="Visited_20_Internet_20_Link">http://phc.uni.wroc.pl/interreg/w/losada/</text:a>.</text:p>
      <text:p text:style-name="P5">Mancinelli, Tiziana, and Elena Pierazzo. 2020. <text:span text:style-name="T1">Che cos’è un’edizione scientifica digitale</text:span>. Roma: Carocci.</text:p>
      <text:p text:style-name="P6"><text:span text:style-name="T4">N</text:span>ury, Elisa, and Elena Spadini. 2020. “From Giant Despair to a New Heaven: The Early Years of Automatic Collation.” <text:span text:style-name="T1">It - Information Technology</text:span> 62 (2): 61–73. <text:a xlink:type="simple" xlink:href="https://doi.org/10.1515/itit-2019-0047" text:style-name="Internet_20_link" text:visited-style-name="Visited_20_Internet_20_Link">https://doi.org/10.1515/itit-2019-0047</text:a>.</text:p>
      <text:p text:style-name="P6">Pierazzo, Elena. 2011. “A Rationale of Digital Documentary Editions.” <text:span text:style-name="T1">Literary and Linguistic Computing</text:span> 26 (4): 463–77. <text:a xlink:type="simple" xlink:href="https://doi.org/10.1093/llc/fqr033" text:style-name="Internet_20_link" text:visited-style-name="Visited_20_Internet_20_Link">https://doi.org/10.1093/llc/fqr033</text:a>.</text:p>
      <text:p text:style-name="P6">Pierazzo, Elena. 2019. “What Future for Digital Scholarly Editions? From Haute Couture to Prêt-à-Porter.” <text:span text:style-name="T1">International Journal of Digital Humanities</text:span> 1 (2): 209–20. <text:a xlink:type="simple" xlink:href="https://doi.org/10.1007/s42803-019-00019-3" text:style-name="Internet_20_link" text:visited-style-name="Visited_20_Internet_20_Link">https://doi.org/10.1007/s42803-019-00019-3</text:a>.</text:p>
      <text:p text:style-name="P6">Pierazzo, Elena, and Matthew James Driscoll, eds. 2016. <text:span text:style-name="T1">Digital Scholarly Editing: Theories and Practices</text:span>. Open Book Publishers. <text:a xlink:type="simple" xlink:href="https://doi.org/10.11647/OBP.0095" text:style-name="Internet_20_link" text:visited-style-name="Visited_20_Internet_20_Link">https://doi.org/10.11647/OBP.0095</text:a>.</text:p>
      <text:p text:style-name="P6">Price, Kenneth M. 2009. “Edition, Project, Database, Archive, Thematic Research Collection: What’s in a Name?” <text:span text:style-name="T1">Digital Humanities Quarterly</text:span> 003 (3).</text:p>
      <text:p text:style-name="P6">Robinson, Peter. 2016. “The Digital Revolution in Scholarly Editing.” In <text:span text:style-name="T1">Ars Edendi Lecture Series</text:span>, edited by Barbara Crostini, Gunilla Iversen, and Brian M. Jensen. Vol. IV. Stockholm University Press. <text:a xlink:type="simple" xlink:href="https://www.stockholmuniversitypress.se/site/chapters/10.16993/baj.h/" text:style-name="Internet_20_link" text:visited-style-name="Visited_20_Internet_20_Link">https://www.stockholmuniversitypress.se/site/chapters/10.16993/baj.h/</text:a>.</text:p>
      <text:p text:style-name="P6">Romanello, Matteo. 2020. “Partager le texte (DTS): rendre ses données interopérables.” <text:a xlink:type="simple" xlink:href="https://doi.org/10.5281/zenodo.4323125" text:style-name="Internet_20_link" text:visited-style-name="Visited_20_Internet_20_Link">https://doi.org/10.5281/zenodo.4323125</text:a>.</text:p>
      <text:p text:style-name="P6">Sahle, Patrick. 2017. “What Is a Scholarly Digital Edition?” In <text:span text:style-name="T1">Digital Scholarly Editing : Theories and Practices</text:span>, edited by Matthew James Driscoll and Elena Pierazzo, 19–39. Digital Humanities Series. Cambridge: Open Book Publishers. <text:a xlink:type="simple" xlink:href="http://books.openedition.org/obp/3397" text:style-name="Internet_20_link" text:visited-style-name="Visited_20_Internet_20_Link">http://books.openedition.org/obp/3397</text:a>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2T12:51:41.564026706</meta:creation-date>
    <dc:date>2021-06-01T16:43:43.430928860</dc:date>
    <meta:editing-duration>PT9M12S</meta:editing-duration>
    <meta:editing-cycles>4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20" meta:word-count="422" meta:character-count="3549" meta:non-whitespace-character-count="3151"/>
  </office:meta>
</office:document-meta>
</file>